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902cd1" officeooo:paragraph-rsid="52902cd1"/>
    </style:style>
    <style:style style:name="P3" style:family="paragraph" style:parent-style-name="Text_20_body">
      <style:text-properties officeooo:rsid="528e8dd1" officeooo:paragraph-rsid="528e8dd1"/>
    </style:style>
    <style:style style:name="P4" style:family="paragraph" style:parent-style-name="Example_20_Header">
      <style:text-properties officeooo:rsid="526e72cc" officeooo:paragraph-rsid="5280cc77"/>
    </style:style>
    <style:style style:name="P5" style:family="paragraph" style:parent-style-name="Example_20_Header">
      <style:text-properties officeooo:paragraph-rsid="5280cc77"/>
    </style:style>
    <style:style style:name="P6" style:family="paragraph" style:parent-style-name="Example_20_Header">
      <style:text-properties officeooo:rsid="52902cd1" officeooo:paragraph-rsid="52902cd1"/>
    </style:style>
    <style:style style:name="P7" style:family="paragraph" style:parent-style-name="Example_20_Header">
      <style:text-properties officeooo:rsid="5287011a" officeooo:paragraph-rsid="5287011a"/>
    </style:style>
    <style:style style:name="P8" style:family="paragraph" style:parent-style-name="Heading_20_1">
      <style:text-properties officeooo:rsid="52646100" officeooo:paragraph-rsid="52646100"/>
    </style:style>
    <style:style style:name="P9" style:family="paragraph" style:parent-style-name="Heading_20_1">
      <style:text-properties officeooo:rsid="52940d8b" officeooo:paragraph-rsid="52940d8b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Example_20_Header">
      <style:text-properties officeooo:rsid="52940d8b" officeooo:paragraph-rsid="52940d8b"/>
    </style:style>
    <style:style style:name="P12" style:family="paragraph" style:parent-style-name="Text_20_body" style:list-style-name="L2">
      <style:text-properties officeooo:rsid="527b7d3c" officeooo:paragraph-rsid="526e72cc"/>
    </style:style>
    <style:style style:name="P13" style:family="paragraph" style:parent-style-name="Text_20_body" style:list-style-name="L2">
      <style:text-properties officeooo:rsid="526e72cc" officeooo:paragraph-rsid="526e72cc"/>
    </style:style>
    <style:style style:name="P14" style:family="paragraph" style:parent-style-name="Text_20_body" style:list-style-name="L2">
      <style:text-properties officeooo:rsid="52705aee" officeooo:paragraph-rsid="52705aee"/>
    </style:style>
    <style:style style:name="P15" style:family="paragraph" style:parent-style-name="Text_20_body" style:list-style-name="L4">
      <style:text-properties officeooo:rsid="526fc043"/>
    </style:style>
    <style:style style:name="P16" style:family="paragraph" style:parent-style-name="Text_20_body" style:list-style-name="L4">
      <style:text-properties officeooo:rsid="526fc043" officeooo:paragraph-rsid="526fc043"/>
    </style:style>
    <style:style style:name="P17" style:family="paragraph" style:parent-style-name="Text_20_body" style:list-style-name="L4">
      <style:text-properties officeooo:rsid="527d6004" officeooo:paragraph-rsid="527d6004"/>
    </style:style>
    <style:style style:name="P18" style:family="paragraph" style:parent-style-name="Text_20_body" style:list-style-name="L4">
      <style:text-properties officeooo:rsid="5273502a" officeooo:paragraph-rsid="5273502a"/>
    </style:style>
    <style:style style:name="P19" style:family="paragraph" style:parent-style-name="Text_20_body" style:list-style-name="L5">
      <style:text-properties officeooo:rsid="52719e46" officeooo:paragraph-rsid="52719e46"/>
    </style:style>
    <style:style style:name="P20" style:family="paragraph" style:parent-style-name="Text_20_body" style:list-style-name="L5">
      <style:text-properties officeooo:rsid="52750f9c" officeooo:paragraph-rsid="52750f9c"/>
    </style:style>
    <style:style style:name="P21" style:family="paragraph" style:parent-style-name="Text_20_body" style:list-style-name="L6">
      <style:text-properties officeooo:rsid="52825b19" officeooo:paragraph-rsid="52825b19"/>
    </style:style>
    <style:style style:name="P22" style:family="paragraph" style:parent-style-name="Text_20_body" style:list-style-name="L8">
      <style:text-properties officeooo:rsid="52825b19" officeooo:paragraph-rsid="52825b19"/>
    </style:style>
    <style:style style:name="P23" style:family="paragraph" style:parent-style-name="Text_20_body" style:list-style-name="L6">
      <style:text-properties officeooo:rsid="5287011a" officeooo:paragraph-rsid="5287011a"/>
    </style:style>
    <style:style style:name="P24" style:family="paragraph" style:parent-style-name="Text_20_body" style:list-style-name="L7">
      <style:text-properties officeooo:rsid="5287011a" officeooo:paragraph-rsid="5287011a"/>
    </style:style>
    <style:style style:name="P25" style:family="paragraph" style:parent-style-name="Text_20_body" style:list-style-name="L6">
      <style:text-properties officeooo:rsid="52896e7d" officeooo:paragraph-rsid="52896e7d"/>
    </style:style>
    <style:style style:name="P26" style:family="paragraph" style:parent-style-name="Text_20_body" style:list-style-name="L8">
      <style:text-properties officeooo:rsid="5280cc77" officeooo:paragraph-rsid="5280cc77"/>
    </style:style>
    <style:style style:name="P27" style:family="paragraph" style:parent-style-name="Text_20_body" style:list-style-name="L9">
      <style:text-properties officeooo:rsid="5290f3d9" officeooo:paragraph-rsid="5290f3d9"/>
    </style:style>
    <style:style style:name="P28" style:family="paragraph" style:parent-style-name="Text_20_body">
      <style:text-properties officeooo:rsid="52940d8b" officeooo:paragraph-rsid="52940d8b"/>
    </style:style>
    <style:style style:name="P29" style:family="paragraph" style:parent-style-name="Text_20_body">
      <style:text-properties officeooo:rsid="52940d8b" officeooo:paragraph-rsid="52646100"/>
    </style:style>
    <style:style style:name="P30" style:family="paragraph" style:parent-style-name="Text_20_body">
      <style:text-properties officeooo:rsid="52940d8b" officeooo:paragraph-rsid="529575ad"/>
    </style:style>
    <style:style style:name="P31" style:family="paragraph" style:parent-style-name="Text_20_body">
      <style:text-properties officeooo:paragraph-rsid="52940d8b"/>
    </style:style>
    <style:style style:name="P32" style:family="paragraph" style:parent-style-name="Text_20_body">
      <style:text-properties officeooo:rsid="529575ad" officeooo:paragraph-rsid="529575ad"/>
    </style:style>
    <style:style style:name="T1" style:family="text">
      <style:text-properties officeooo:rsid="526723d5"/>
    </style:style>
    <style:style style:name="T2" style:family="text">
      <style:text-properties officeooo:rsid="526a01d3"/>
    </style:style>
    <style:style style:name="T3" style:family="text">
      <style:text-properties officeooo:rsid="526cdb5a"/>
    </style:style>
    <style:style style:name="T4" style:family="text">
      <style:text-properties officeooo:rsid="526e2f0e"/>
    </style:style>
    <style:style style:name="T5" style:family="text">
      <style:text-properties officeooo:rsid="52733090"/>
    </style:style>
    <style:style style:name="T6" style:family="text">
      <style:text-properties officeooo:rsid="52770ece"/>
    </style:style>
    <style:style style:name="T7" style:family="text">
      <style:text-properties officeooo:rsid="5278aa5b"/>
    </style:style>
    <style:style style:name="T8" style:family="text">
      <style:text-properties officeooo:rsid="527d6004"/>
    </style:style>
    <style:style style:name="T9" style:family="text">
      <style:text-properties officeooo:rsid="5284478d"/>
    </style:style>
    <style:style style:name="T10" style:family="text">
      <style:text-properties officeooo:rsid="52881ee9"/>
    </style:style>
    <style:style style:name="T11" style:family="text">
      <style:text-properties officeooo:rsid="528a3269"/>
    </style:style>
    <style:style style:name="T12" style:family="text">
      <style:text-properties officeooo:rsid="528f8912"/>
    </style:style>
    <style:style style:name="T13" style:family="text">
      <style:text-properties officeooo:rsid="52940d8b"/>
    </style:style>
    <style:style style:name="T14" style:family="text">
      <style:text-properties officeooo:rsid="5268e883"/>
    </style:style>
    <style:style style:name="T15" style:family="text">
      <style:text-properties officeooo:rsid="529575ad"/>
    </style:style>
    <style:style style:name="T16" style:family="text">
      <style:text-properties officeooo:rsid="5295ea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Spolky, organizace</text:h>
      <text:p text:style-name="P30"><text:span text:style-name="T15">Obchodní spolek, konsorcium, společnost, gilda</text:span></text:p>
      <text:p text:style-name="Example_20_Header">Nevhodné:</text:p>
      <text:p text:style-name="P32">Cech, <text:span text:style-name="T16">korporace</text:span></text:p>
      <text:h text:style-name="P8" text:outline-level="1"><text:span text:style-name="T13">Společnost</text:span></text:h>
      <text:p text:style-name="P29">Kast<text:span text:style-name="T16">a</text:span>, <text:span text:style-name="T14">vládnoucí třída, kněží, bojovníci, řemeslníci, umělci, rolníci, </text:span>otroci</text:p>
      <text:p text:style-name="P11">Nevhodné:</text:p>
      <text:h text:style-name="P9" text:outline-level="1">Náboženství</text:h>
      <text:p text:style-name="P28">Obřady, svátky, rituály</text:p>
      <text:h text:style-name="Heading_20_2" text:outline-level="2">Kněžstvo</text:h>
      <text:p text:style-name="P31"><text:span text:style-name="T13">Kněz, druid, velekně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5-30T16:29:18.610000000</dc:date>
    <meta:print-date>2113-01-01T00:00:00</meta:print-date>
    <meta:editing-cycles>25173</meta:editing-cycles>
    <meta:editing-duration>P75DT15H26M18S</meta:editing-duration>
    <meta:generator>LibreOffice/6.0.5.2$Windows_X86_64 LibreOffice_project/54c8cbb85f300ac59db32fe8a675ff7683cd5a16</meta:generator>
    <meta:document-statistic meta:table-count="0" meta:image-count="0" meta:object-count="0" meta:page-count="3" meta:paragraph-count="12" meta:word-count="30" meta:character-count="248" meta:non-whitespace-character-count="230"/>
  </office:meta>
</office:document-meta>
</file>